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paragraph-rsid="00104c24" style:font-name-asian="Times New Roman" style:language-asian="zh" style:country-asian="CN"/>
    </style:style>
    <style:style style:name="P2" style:family="paragraph" style:parent-style-name="Standard">
      <style:paragraph-properties fo:line-height="150%"/>
      <style:text-properties style:font-name="Times New Roman" officeooo:rsid="00117c5f" officeooo:paragraph-rsid="00117c5f" style:font-name-asian="Times New Roman" style:language-asian="zh" style:country-asian="CN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indent="0.9cm" style:auto-text-indent="false" style:page-number="auto" fo:background-color="transparent"/>
      <style:text-properties style:font-name="Times New Roman" officeooo:rsid="00117c5f" officeooo:paragraph-rsid="001358f2" style:font-name-asian="Times New Roman" style:language-asian="zh" style:country-asian="CN"/>
    </style:style>
    <style:style style:name="P4" style:family="paragraph" style:parent-style-name="Standard">
      <loext:graphic-properties draw:fill="none"/>
      <style:paragraph-properties fo:margin-left="0cm" fo:margin-right="0cm" fo:line-height="150%" fo:text-indent="0.9cm" style:auto-text-indent="false" fo:background-color="transparent"/>
      <style:text-properties style:font-name="Times New Roman" officeooo:rsid="00117c5f" officeooo:paragraph-rsid="001358f2" style:font-name-asian="Times New Roman" style:language-asian="zh" style:country-asian="CN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35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解锁条件：通关Sayonara Hatsukoi [Tier1]</text:p>
      <text:p text:style-name="P1"/>
      <text:p text:style-name="P1"/>
      <text:p text:style-name="P1"/>
      <text:p text:style-name="P1">看到轨道，但note未出现时：</text:p>
      <text:p text:style-name="P1">音游酱：“我就知道……那个笨蛋（指羽毛球）写不出Arcaea模拟器。”</text:p>
      <text:p text:style-name="P1">音游酱：“所以……为什么是DR3的界面哼哼哼啊啊啊啊啊啊啊啊？？？”</text:p>
      <text:p text:style-name="P1">旁白：“哦忘记告诉你了，因为游戏是DR3FV，所以你玩的是DR3而不是Arcaea。”</text:p>
      <text:p text:style-name="P1">音游酱：“……”</text:p>
      <text:p text:style-name="P1">枫狸：“（”</text:p>
      <text:p text:style-name="P1"/>
      <text:p text:style-name="P1"/>
      <text:p text:style-name="P1"/>
      <text:p text:style-name="P1"/>
      <text:p text:style-name="P2">S2内容：</text:p>
      <text:p text:style-name="P3">“哇，居然真的有人只用两个触摸点完成游戏……虽然选的是最简单的难度。</text:p>
      <text:p text:style-name="P4">咳咳，忘记跟你们说了，这个世界存在光和对立的<text:span text:style-name="T1">ペポン</text:span>人，找到他们后搭档列表会出现所有光和对立的变种，包括光 <text:span text:style-name="T2">&amp; 对立（Reunion）。接着，其他搭档需要在FV包解锁后自行获取（方式当然不是爬梯）。所有搭档都认识你们（或者说，被带进这个世界的人），也可以被带出这个世界。</text:span>”离开游玩场景，音游酱和枫狸看到了这段字。“怎么感觉被嘲讽了？”枫狸有些不满。“先不说这个了……我们在哪？”音游酱环顾四周，发现他们身处于一片沙漠之中。音游酱思考着“Mir和Shirabe走……不对，这里应该还没有他们才对！”枫狸看着这个陌生的地方，有些不安地说“怎么周围都是沙子，我们只能用脚走出去吗？”“也只能这样了……随便走走看吧！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10:14:49.612000000</dc:date>
    <meta:editing-duration>PT3H5M19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444" meta:character-count="516" meta:non-whitespace-character-count="512"/>
  </office:meta>
</office:document-meta>
</file>